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F00000076343B264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Righ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r.com.petrobras.menu" xlink:href="Pictures/100000000000018F00000076343B2649.pn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Standard"/>
    <style:master-page style:name="Envelope" style:page-layout-name="Mpm5"/>
    <style:master-page style:name="Index" style:page-layout-name="Mpm4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Hallot</meta:initial-creator>
    <meta:creation-date>2013-10-23T15:38:50.343454040</meta:creation-date>
    <dc:date>2013-10-23T16:55:13.444938017</dc:date>
    <dc:creator>Olivier Hallot</dc:creator>
    <meta:editing-duration>PT9M48S</meta:editing-duration>
    <meta:editing-cycles>2</meta:editing-cycles>
    <meta:generator>LibreOffice/4.1.2.3$Linux_X86_64 LibreOffice_project/41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oDocument = ThisComponent
oTablePageStyles=oDocument.StyleFamilies.getbyName("PageStyles")

' set on all page styles

For iL = 0 to oTablePageStyles.Count - 1

    oEstilo = oTablePageStyles(iL)
    msgBox iL &amp; " " &amp; oEstilo.Name &amp; " " &amp; oEstilo.isInUse()
N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